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 style:data-style-name="N50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5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Reading</text:p>
          </table:table-cell>
          <table:table-cell table:style-name="ce1" office:value-type="string" calcext:value-type="string">
            <text:p>Browsing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Chores</text:p>
          </table:table-cell>
          <table:table-cell table:style-name="ce1" office:value-type="string" calcext:value-type="string">
            <text:p>Netflix</text:p>
          </table:table-cell>
          <table:table-cell table:style-name="ce1" office:value-type="string" calcext:value-type="string">
            <text:p>Cooking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Other...</text:p>
          </table:table-cell>
          <table:table-cell table:style-name="ce1" table:number-columns-repeated="1010"/>
        </table:table-row>
        <table:table-row table:style-name="ro1">
          <table:table-cell office:value-type="date" office:date-value="2014-11-17T14:35:40" calcext:value-type="date">
            <text:p>17-11-14 14:35</text:p>
          </table:table-cell>
          <table:table-cell office:value-type="date" office:date-value="2014-11-17T14:40:43" calcext:value-type="date">
            <text:p>17-11-14 14:40</text:p>
          </table:table-cell>
          <table:table-cell office:value-type="string" calcext:value-type="string">
            <text:p>Setting up this document</text:p>
          </table:table-cell>
          <table:table-cell table:number-columns-repeated="1021"/>
        </table:table-row>
        <table:table-row table:style-name="ro1">
          <table:table-cell office:value-type="date" office:date-value="2014-11-17T14:41:14" calcext:value-type="date">
            <text:p>17-11-14 14:41</text:p>
          </table:table-cell>
          <table:table-cell office:value-type="date" office:date-value="2014-11-17T15:57:35.923" calcext:value-type="date">
            <text:p>17-11-14 15:5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17T15:59:03.618" calcext:value-type="date">
            <text:p>17-11-14 15:59</text:p>
          </table:table-cell>
          <table:table-cell office:value-type="date" office:date-value="2014-11-17T17:11:46.514001" calcext:value-type="date">
            <text:p>17-11-14 17:11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17T17:12:22.806" calcext:value-type="date">
            <text:p>17-11-14 17:12</text:p>
          </table:table-cell>
          <table:table-cell office:value-type="date" office:date-value="2014-11-17T17:38:24.945" calcext:value-type="date">
            <text:p>17-11-14 17:38</text:p>
          </table:table-cell>
          <table:table-cell table:number-columns-repeated="8"/>
          <table:table-cell office:value-type="string" calcext:value-type="string">
            <text:p>Erwtensoep</text:p>
          </table:table-cell>
          <table:table-cell table:number-columns-repeated="1013"/>
        </table:table-row>
        <table:table-row table:style-name="ro1">
          <table:table-cell office:value-type="date" office:date-value="2014-11-17T17:38:55.792" calcext:value-type="date">
            <text:p>17-11-14 17:38</text:p>
          </table:table-cell>
          <table:table-cell office:value-type="date" office:date-value="2014-11-17T18:23:23.529" calcext:value-type="date">
            <text:p>17-11-14 18:2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17T18:23:37.349" calcext:value-type="date">
            <text:p>17-11-14 18:23</text:p>
          </table:table-cell>
          <table:table-cell office:value-type="date" office:date-value="2014-11-17T20:41:35.486" calcext:value-type="date">
            <text:p>17-11-14 20:41</text:p>
          </table:table-cell>
          <table:table-cell office:value-type="string" calcext:value-type="string">
            <text:p>Yetiland</text:p>
          </table:table-cell>
          <table:table-cell table:number-columns-repeated="1021"/>
        </table:table-row>
        <table:table-row table:style-name="ro1">
          <table:table-cell office:value-type="date" office:date-value="2014-11-17T20:41:49.879" calcext:value-type="date">
            <text:p>17-11-14 20:41</text:p>
          </table:table-cell>
          <table:table-cell office:value-type="date" office:date-value="2014-11-17T21:13:36.025" calcext:value-type="date">
            <text:p>17-11-14 21:1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17T21:13:39.493" calcext:value-type="date">
            <text:p>17-11-14 21:13</text:p>
          </table:table-cell>
          <table:table-cell office:value-type="date" office:date-value="2014-11-17T21:24:01.179" calcext:value-type="date">
            <text:p>17-11-14 21:2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17T21:24:10.341" calcext:value-type="date">
            <text:p>17-11-14 21:24</text:p>
          </table:table-cell>
          <table:table-cell office:value-type="date" office:date-value="2014-11-17T21:44:12.531" calcext:value-type="date">
            <text:p>17-11-14 21:4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17T21:44:42" calcext:value-type="date">
            <text:p>17-11-14 21:44</text:p>
          </table:table-cell>
          <table:table-cell office:value-type="date" office:date-value="2014-11-17T22:14:43.195" calcext:value-type="date">
            <text:p>17-11-14 22:14</text:p>
          </table:table-cell>
          <table:table-cell/>
          <table:table-cell office:value-type="string" calcext:value-type="string">
            <text:p>SF4</text:p>
          </table:table-cell>
          <table:table-cell table:number-columns-repeated="1020"/>
        </table:table-row>
        <table:table-row table:style-name="ro1">
          <table:table-cell office:value-type="date" office:date-value="2014-11-18T09:33:02.771" calcext:value-type="date">
            <text:p>18-11-14 09:33</text:p>
          </table:table-cell>
          <table:table-cell office:value-type="date" office:date-value="2014-11-18T10:11:43.598" calcext:value-type="date">
            <text:p>18-11-14 10:1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18T10:11:48.498" calcext:value-type="date">
            <text:p>18-11-14 10:11</text:p>
          </table:table-cell>
          <table:table-cell office:value-type="date" office:date-value="2014-11-18T10:54:37.833" calcext:value-type="date">
            <text:p>18-11-14 10:54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18T10:55:08" calcext:value-type="date">
            <text:p>18-11-14 10:55</text:p>
          </table:table-cell>
          <table:table-cell office:value-type="date" office:date-value="2014-11-18T11:16:03.642" calcext:value-type="date">
            <text:p>18-11-14 11: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18T11:16:41.185" calcext:value-type="date">
            <text:p>18-11-14 11:16</text:p>
          </table:table-cell>
          <table:table-cell office:value-type="date" office:date-value="2014-11-18T11:22:34.903" calcext:value-type="date">
            <text:p>18-11-14 11:2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18T11:22:42.131" calcext:value-type="date">
            <text:p>18-11-14 11:22</text:p>
          </table:table-cell>
          <table:table-cell office:value-type="date" office:date-value="2014-11-18T11:46:57.753001" calcext:value-type="date">
            <text:p>18-11-14 11:46</text:p>
          </table:table-cell>
          <table:table-cell/>
          <table:table-cell office:value-type="string" calcext:value-type="string">
            <text:p>SF4</text:p>
          </table:table-cell>
          <table:table-cell table:number-columns-repeated="1020"/>
        </table:table-row>
        <table:table-row table:style-name="ro1">
          <table:table-cell office:value-type="date" office:date-value="2014-11-18T15:54:53.579" calcext:value-type="date">
            <text:p>18-11-14 15:54</text:p>
          </table:table-cell>
          <table:table-cell office:value-type="date" office:date-value="2014-11-18T16:51:07.697" calcext:value-type="date">
            <text:p>18-11-14 16:5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18T16:51:10.775999" calcext:value-type="date">
            <text:p>18-11-14 16:51</text:p>
          </table:table-cell>
          <table:table-cell office:value-type="date" office:date-value="2014-11-18T17:38:15.925" calcext:value-type="date">
            <text:p>18-11-14 17:38</text:p>
          </table:table-cell>
          <table:table-cell table:number-columns-repeated="8"/>
          <table:table-cell office:value-type="string" calcext:value-type="string">
            <text:p>Fusilli</text:p>
          </table:table-cell>
          <table:table-cell table:number-columns-repeated="1013"/>
        </table:table-row>
        <table:table-row table:style-name="ro1">
          <table:table-cell office:value-type="date" office:date-value="2014-11-18T17:38:18.825" calcext:value-type="date">
            <text:p>18-11-14 17:38</text:p>
          </table:table-cell>
          <table:table-cell office:value-type="date" office:date-value="2014-11-18T18:25:48.755" calcext:value-type="date">
            <text:p>18-11-14 18:2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4-11-18T18:25:53.615" calcext:value-type="date">
            <text:p>18-11-14 18:25</text:p>
          </table:table-cell>
          <table:table-cell office:value-type="date" office:date-value="2014-11-18T18:53:13.026" calcext:value-type="date">
            <text:p>18-11-14 18:53</text:p>
          </table:table-cell>
          <table:table-cell office:value-type="string" calcext:value-type="string">
            <text:p>Yetiland</text:p>
          </table:table-cell>
          <table:table-cell table:number-columns-repeated="1021"/>
        </table:table-row>
        <table:table-row table:style-name="ro1">
          <table:table-cell office:value-type="date" office:date-value="2014-11-18T18:53:18.135" calcext:value-type="date">
            <text:p>18-11-14 18:53</text:p>
          </table:table-cell>
          <table:table-cell office:value-type="date" office:date-value="2014-11-18T20:35:44.954" calcext:value-type="date">
            <text:p>18-11-14 20:35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18T20:45:45" calcext:value-type="date">
            <text:p>18-11-14 20:45</text:p>
          </table:table-cell>
          <table:table-cell office:value-type="date" office:date-value="2014-11-18T22:03:36.745" calcext:value-type="date">
            <text:p>18-11-14 22:03</text:p>
          </table:table-cell>
          <table:table-cell table:number-columns-repeated="9"/>
          <table:table-cell office:value-type="string" calcext:value-type="string">
            <text:p>Ma op bezoek</text:p>
          </table:table-cell>
          <table:table-cell table:number-columns-repeated="1012"/>
        </table:table-row>
        <table:table-row table:style-name="ro1">
          <table:table-cell office:value-type="date" office:date-value="2014-11-18T22:04:25.373" calcext:value-type="date">
            <text:p>18-11-14 22:04</text:p>
          </table:table-cell>
          <table:table-cell office:value-type="date" office:date-value="2014-11-18T22:20:51.135" calcext:value-type="date">
            <text:p>18-11-14 22:2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18T22:20:53.401" calcext:value-type="date">
            <text:p>18-11-14 22:20</text:p>
          </table:table-cell>
          <table:table-cell office:value-type="date" office:date-value="2014-11-18T22:32:59.573" calcext:value-type="date">
            <text:p>18-11-14 22:3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18T22:33:03.797" calcext:value-type="date">
            <text:p>18-11-14 22:33</text:p>
          </table:table-cell>
          <table:table-cell office:value-type="date" office:date-value="2014-11-18T22:59:43.655" calcext:value-type="date">
            <text:p>18-11-14 22:59</text:p>
          </table:table-cell>
          <table:table-cell/>
          <table:table-cell office:value-type="string" calcext:value-type="string">
            <text:p>SF4</text:p>
          </table:table-cell>
          <table:table-cell table:number-columns-repeated="1020"/>
        </table:table-row>
        <table:table-row table:style-name="ro1">
          <table:table-cell office:value-type="date" office:date-value="2014-11-19T18:12:35.022" calcext:value-type="date">
            <text:p>19-11-14 18:12</text:p>
          </table:table-cell>
          <table:table-cell office:value-type="date" office:date-value="2014-11-19T18:29:19.836" calcext:value-type="date">
            <text:p>19-11-14 18:2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19T18:29:22.015" calcext:value-type="date">
            <text:p>19-11-14 18:29</text:p>
          </table:table-cell>
          <table:table-cell office:value-type="date" office:date-value="2014-11-19T18:54:26.498" calcext:value-type="date">
            <text:p>19-11-14 18:54</text:p>
          </table:table-cell>
          <table:table-cell table:number-columns-repeated="8"/>
          <table:table-cell office:value-type="string" calcext:value-type="string">
            <text:p>Rice with brocolli</text:p>
          </table:table-cell>
          <table:table-cell table:number-columns-repeated="1013"/>
        </table:table-row>
        <table:table-row table:style-name="ro1">
          <table:table-cell office:value-type="date" office:date-value="2014-11-19T18:54:28.814" calcext:value-type="date">
            <text:p>19-11-14 18:54</text:p>
          </table:table-cell>
          <table:table-cell office:value-type="date" office:date-value="2014-11-19T19:47:52.051" calcext:value-type="date">
            <text:p>19-11-14 19:4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19T19:47:56.117998" calcext:value-type="date">
            <text:p>19-11-14 19:47</text:p>
          </table:table-cell>
          <table:table-cell office:value-type="date" office:date-value="2014-11-19T20:30:13.408" calcext:value-type="date">
            <text:p>19-11-14 20:30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19T20:30:16.259001" calcext:value-type="date">
            <text:p>19-11-14 20:30</text:p>
          </table:table-cell>
          <table:table-cell office:value-type="date" office:date-value="2014-11-19T23:01:24" calcext:value-type="date">
            <text:p>19-11-14 23:01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20T18:11:43.044" calcext:value-type="date">
            <text:p>20-11-14 18:11</text:p>
          </table:table-cell>
          <table:table-cell office:value-type="date" office:date-value="2014-11-20T18:58:19.923" calcext:value-type="date">
            <text:p>20-11-14 18:58</text:p>
          </table:table-cell>
          <table:table-cell table:number-columns-repeated="8"/>
          <table:table-cell office:value-type="string" calcext:value-type="string">
            <text:p>Baked potatoes with garlic bread</text:p>
          </table:table-cell>
          <table:table-cell table:number-columns-repeated="1013"/>
        </table:table-row>
        <table:table-row table:style-name="ro1">
          <table:table-cell office:value-type="date" office:date-value="2014-11-20T18:58:24.437" calcext:value-type="date">
            <text:p>20-11-14 18:58</text:p>
          </table:table-cell>
          <table:table-cell office:value-type="date" office:date-value="2014-11-20T20:21:52.344" calcext:value-type="date">
            <text:p>20-11-14 20:2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0T20:22:04.947" calcext:value-type="date">
            <text:p>20-11-14 20:22</text:p>
          </table:table-cell>
          <table:table-cell office:value-type="date" office:date-value="2014-11-20T21:28:45.214" calcext:value-type="date">
            <text:p>20-11-14 21:28</text:p>
          </table:table-cell>
          <table:table-cell office:value-type="string" calcext:value-type="string">
            <text:p>Echt Amsterdams</text:p>
          </table:table-cell>
          <table:table-cell table:number-columns-repeated="1021"/>
        </table:table-row>
        <table:table-row table:style-name="ro1">
          <table:table-cell office:value-type="date" office:date-value="2014-11-20T21:28:49.008" calcext:value-type="date">
            <text:p>20-11-14 21:28</text:p>
          </table:table-cell>
          <table:table-cell office:value-type="date" office:date-value="2014-11-20T21:35:35.47" calcext:value-type="date">
            <text:p>20-11-14 21:3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20T21:35:37.287" calcext:value-type="date">
            <text:p>20-11-14 21:35</text:p>
          </table:table-cell>
          <table:table-cell office:value-type="date" office:date-value="2014-11-20T22:08:38.924" calcext:value-type="date">
            <text:p>20-11-14 22:08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20T22:08:40.756" calcext:value-type="date">
            <text:p>20-11-14 22:08</text:p>
          </table:table-cell>
          <table:table-cell office:value-type="date" office:date-value="2014-11-20T23:18:55.886001" calcext:value-type="date">
            <text:p>20-11-14 23:18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21T19:28:12.786" calcext:value-type="date">
            <text:p>21-11-14 19:28</text:p>
          </table:table-cell>
          <table:table-cell office:value-type="date" office:date-value="2014-11-21T20:02:54.339" calcext:value-type="date">
            <text:p>21-11-14 20:02</text:p>
          </table:table-cell>
          <table:table-cell table:number-columns-repeated="8"/>
          <table:table-cell office:value-type="string" calcext:value-type="string">
            <text:p>Homemade soup</text:p>
          </table:table-cell>
          <table:table-cell table:number-columns-repeated="1013"/>
        </table:table-row>
        <table:table-row table:style-name="ro1">
          <table:table-cell office:value-type="date" office:date-value="2014-11-21T20:02:59.081" calcext:value-type="date">
            <text:p>21-11-14 20:02</text:p>
          </table:table-cell>
          <table:table-cell office:value-type="date" office:date-value="2014-11-21T20:39:39.23" calcext:value-type="date">
            <text:p>21-11-14 20:3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1T20:45:22" calcext:value-type="date">
            <text:p>21-11-14 20:45</text:p>
          </table:table-cell>
          <table:table-cell office:value-type="date" office:date-value="2014-11-21T22:46:25" calcext:value-type="date">
            <text:p>21-11-14 22:46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21T23:03:43.751" calcext:value-type="date">
            <text:p>21-11-14 23:03</text:p>
          </table:table-cell>
          <table:table-cell table:style-name="ce4" office:value-type="date" office:date-value="2014-11-21T23:16:17.305" calcext:value-type="date">
            <text:p>21-11-14 23: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21T23:16:34.118" calcext:value-type="date">
            <text:p>21-11-14 23:16</text:p>
          </table:table-cell>
          <table:table-cell office:value-type="date" office:date-value="2014-11-22T00:27:27.667" calcext:value-type="date">
            <text:p>22-11-14 00:27</text:p>
          </table:table-cell>
          <table:table-cell/>
          <table:table-cell office:value-type="string" calcext:value-type="string">
            <text:p>SF4 (owned face as well)</text:p>
          </table:table-cell>
          <table:table-cell table:number-columns-repeated="1020"/>
        </table:table-row>
        <table:table-row table:style-name="ro1">
          <table:table-cell office:value-type="date" office:date-value="2014-11-22T12:30:46.803" calcext:value-type="date">
            <text:p>22-11-14 12:30</text:p>
          </table:table-cell>
          <table:table-cell office:value-type="date" office:date-value="2014-11-22T13:12:08.499" calcext:value-type="date">
            <text:p>22-11-14 13:1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22T13:12:10.187998" calcext:value-type="date">
            <text:p>22-11-14 13:12</text:p>
          </table:table-cell>
          <table:table-cell office:value-type="date" office:date-value="2014-11-22T13:29:18.674" calcext:value-type="date">
            <text:p>22-11-14 13:29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2T13:36:02.592" calcext:value-type="date">
            <text:p>22-11-14 13:36</text:p>
          </table:table-cell>
          <table:table-cell office:value-type="date" office:date-value="2014-11-22T15:30:04.848001" calcext:value-type="date">
            <text:p>22-11-14 15:3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22T15:30:08.817" calcext:value-type="date">
            <text:p>22-11-14 15:30</text:p>
          </table:table-cell>
          <table:table-cell office:value-type="date" office:date-value="2014-11-22T16:54:57" calcext:value-type="date">
            <text:p>22-11-14 16:54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22T16:58:17" calcext:value-type="date">
            <text:p>22-11-14 16:58</text:p>
          </table:table-cell>
          <table:table-cell office:value-type="date" office:date-value="2014-11-22T17:30:32" calcext:value-type="date">
            <text:p>22-11-14 17:3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22T17:47:45.674" calcext:value-type="date">
            <text:p>22-11-14 17:47</text:p>
          </table:table-cell>
          <table:table-cell office:value-type="date" office:date-value="2014-11-22T18:42:57.767" calcext:value-type="date">
            <text:p>22-11-14 18:42</text:p>
          </table:table-cell>
          <table:table-cell table:number-columns-repeated="8"/>
          <table:table-cell office:value-type="string" calcext:value-type="string">
            <text:p>I don't even know</text:p>
          </table:table-cell>
          <table:table-cell table:number-columns-repeated="1013"/>
        </table:table-row>
        <table:table-row table:style-name="ro1">
          <table:table-cell office:value-type="date" office:date-value="2014-11-22T18:43:00.806" calcext:value-type="date">
            <text:p>22-11-14 18:43</text:p>
          </table:table-cell>
          <table:table-cell office:value-type="date" office:date-value="2014-11-22T19:39:33.576" calcext:value-type="date">
            <text:p>22-11-14 19:3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2T19:39:35.737" calcext:value-type="date">
            <text:p>22-11-14 19:39</text:p>
          </table:table-cell>
          <table:table-cell office:value-type="date" office:date-value="2014-11-22T21:57:21.199" calcext:value-type="date">
            <text:p>22-11-14 21:57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2T21:57:31.687" calcext:value-type="date">
            <text:p>22-11-14 21:57</text:p>
          </table:table-cell>
          <table:table-cell office:value-type="date" office:date-value="2014-11-23T04:38:30" calcext:value-type="date">
            <text:p>23-11-14 04:38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1-23T11:38:51.885" calcext:value-type="date">
            <text:p>23-11-14 11:38</text:p>
          </table:table-cell>
          <table:table-cell office:value-type="date" office:date-value="2014-11-23T12:21:49.141" calcext:value-type="date">
            <text:p>23-11-14 12:2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23T12:21:52.295" calcext:value-type="date">
            <text:p>23-11-14 12:21</text:p>
          </table:table-cell>
          <table:table-cell office:value-type="date" office:date-value="2014-11-23T13:39:06.869" calcext:value-type="date">
            <text:p>23-11-14 13:39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3T13:44:28.483" calcext:value-type="date">
            <text:p>23-11-14 13:44</text:p>
          </table:table-cell>
          <table:table-cell office:value-type="date" office:date-value="2014-11-23T14:41:08.533" calcext:value-type="date">
            <text:p>23-11-14 14:41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23T14:42:49.562" calcext:value-type="date">
            <text:p>23-11-14 14:42</text:p>
          </table:table-cell>
          <table:table-cell office:value-type="date" office:date-value="2014-11-23T16:34:48.246998" calcext:value-type="date">
            <text:p>23-11-14 16:34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23T16:36:32.756" calcext:value-type="date">
            <text:p>23-11-14 16:36</text:p>
          </table:table-cell>
          <table:table-cell office:value-type="date" office:date-value="2014-11-23T19:02:04.08" calcext:value-type="date">
            <text:p>23-11-14 19:0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1-23T19:02:05.618998" calcext:value-type="date">
            <text:p>23-11-14 19:02</text:p>
          </table:table-cell>
          <table:table-cell office:value-type="date" office:date-value="2014-11-23T19:53:05.937" calcext:value-type="date">
            <text:p>23-11-14 19:5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3T19:53:09.162" calcext:value-type="date">
            <text:p>23-11-14 19:53</text:p>
          </table:table-cell>
          <table:table-cell office:value-type="date" office:date-value="2014-11-23T20:22:56.008" calcext:value-type="date">
            <text:p>23-11-14 20:2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23T20:22:58.112" calcext:value-type="date">
            <text:p>23-11-14 20:22</text:p>
          </table:table-cell>
          <table:table-cell office:value-type="date" office:date-value="2014-11-23T21:50:43.772" calcext:value-type="date">
            <text:p>23-11-14 21:50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3T21:50:48.716999" calcext:value-type="date">
            <text:p>23-11-14 21:50</text:p>
          </table:table-cell>
          <table:table-cell office:value-type="date" office:date-value="2014-11-23T22:42:27.077" calcext:value-type="date">
            <text:p>23-11-14 22:42</text:p>
          </table:table-cell>
          <table:table-cell/>
          <table:table-cell office:value-type="string" calcext:value-type="string">
            <text:p>SF4</text:p>
          </table:table-cell>
          <table:table-cell table:number-columns-repeated="1020"/>
        </table:table-row>
        <table:table-row table:style-name="ro1">
          <table:table-cell office:value-type="date" office:date-value="2014-11-23T22:43:28.683001" calcext:value-type="date">
            <text:p>23-11-14 22:43</text:p>
          </table:table-cell>
          <table:table-cell office:value-type="date" office:date-value="2014-11-23T23:18:12.606001" calcext:value-type="date">
            <text:p>23-11-14 23:18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3T23:29:07.155" calcext:value-type="date">
            <text:p>23-11-14 23:29</text:p>
          </table:table-cell>
          <table:table-cell office:value-type="date" office:date-value="2014-11-23T23:48:44.087" calcext:value-type="date">
            <text:p>23-11-14 23:48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24T13:26:11.94" calcext:value-type="date">
            <text:p>24-11-14 13:26</text:p>
          </table:table-cell>
          <table:table-cell office:value-type="date" office:date-value="2014-11-24T14:42:07.665" calcext:value-type="date">
            <text:p>24-11-14 14:4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24T14:42:12.518" calcext:value-type="date">
            <text:p>24-11-14 14:42</text:p>
          </table:table-cell>
          <table:table-cell office:value-type="date" office:date-value="2014-11-24T14:59:01.117002" calcext:value-type="date">
            <text:p>24-11-14 14:59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4T14:59:03.312" calcext:value-type="date">
            <text:p>24-11-14 14:59</text:p>
          </table:table-cell>
          <table:table-cell office:value-type="date" office:date-value="2014-11-24T15:30:35.565" calcext:value-type="date">
            <text:p>24-11-14 15:3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1-24T15:30:37.688" calcext:value-type="date">
            <text:p>24-11-14 15:30</text:p>
          </table:table-cell>
          <table:table-cell office:value-type="date" office:date-value="2014-11-24T15:45:56" calcext:value-type="date">
            <text:p>24-11-14 15:45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4T15:45:56" calcext:value-type="date">
            <text:p>24-11-14 15:45</text:p>
          </table:table-cell>
          <table:table-cell office:value-type="date" office:date-value="2014-11-24T17:38:21.096" calcext:value-type="date">
            <text:p>24-11-14 17:38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24T17:38:21.096" calcext:value-type="date">
            <text:p>24-11-14 17:38</text:p>
          </table:table-cell>
          <table:table-cell office:value-type="date" office:date-value="2014-11-24T23:52:47.000004" calcext:value-type="date">
            <text:p>24-11-14 23:5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1-25T09:28:08.092" calcext:value-type="date">
            <text:p>25-11-14 09:28</text:p>
          </table:table-cell>
          <table:table-cell office:value-type="date" office:date-value="2014-11-25T09:48:00.306" calcext:value-type="date">
            <text:p>25-11-14 09:48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5T09:49:54.562" calcext:value-type="date">
            <text:p>25-11-14 09:49</text:p>
          </table:table-cell>
          <table:table-cell office:value-type="date" office:date-value="2014-11-25T10:36:20.759" calcext:value-type="date">
            <text:p>25-11-14 10:3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5T11:19:57.48" calcext:value-type="date">
            <text:p>25-11-14 11:19</text:p>
          </table:table-cell>
          <table:table-cell office:value-type="date" office:date-value="2014-11-25T11:32:29.781" calcext:value-type="date">
            <text:p>25-11-14 11:3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25T11:32:31.413" calcext:value-type="date">
            <text:p>25-11-14 11:32</text:p>
          </table:table-cell>
          <table:table-cell office:value-type="date" office:date-value="2014-11-25T12:15:12" calcext:value-type="date">
            <text:p>25-11-14 12:15</text:p>
          </table:table-cell>
          <table:table-cell/>
          <table:table-cell office:value-type="string" calcext:value-type="string">
            <text:p>SF4</text:p>
          </table:table-cell>
          <table:table-cell table:number-columns-repeated="1020"/>
        </table:table-row>
        <table:table-row table:style-name="ro1">
          <table:table-cell office:value-type="date" office:date-value="2014-11-25T16:26:25.528" calcext:value-type="date">
            <text:p>25-11-14 16:26</text:p>
          </table:table-cell>
          <table:table-cell office:value-type="date" office:date-value="2014-11-25T17:46:18.299" calcext:value-type="date">
            <text:p>25-11-14 17:46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25T17:46:25.258002" calcext:value-type="date">
            <text:p>25-11-14 17:46</text:p>
          </table:table-cell>
          <table:table-cell office:value-type="date" office:date-value="2014-11-25T18:29:57.849" calcext:value-type="date">
            <text:p>25-11-14 18:29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5T18:30:05.145" calcext:value-type="date">
            <text:p>25-11-14 18:30</text:p>
          </table:table-cell>
          <table:table-cell office:value-type="date" office:date-value="2014-11-25T19:39:08.356" calcext:value-type="date">
            <text:p>25-11-14 19:3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1-25T19:42:38.848" calcext:value-type="date">
            <text:p>25-11-14 19:42</text:p>
          </table:table-cell>
          <table:table-cell office:value-type="date" office:date-value="2014-11-25T22:20:38.824" calcext:value-type="date">
            <text:p>25-11-14 22:20</text:p>
          </table:table-cell>
          <table:table-cell table:number-columns-repeated="10"/>
          <table:table-cell office:value-type="string" calcext:value-type="string">
            <text:p>HTML</text:p>
          </table:table-cell>
          <table:table-cell table:number-columns-repeated="1011"/>
        </table:table-row>
        <table:table-row table:style-name="ro1">
          <table:table-cell office:value-type="date" office:date-value="2014-11-25T22:20:40.602" calcext:value-type="date">
            <text:p>25-11-14 22:20</text:p>
          </table:table-cell>
          <table:table-cell office:value-type="date" office:date-value="2014-11-25T23:21:00.219" calcext:value-type="date">
            <text:p>25-11-14 23:21</text:p>
          </table:table-cell>
          <table:table-cell/>
          <table:table-cell office:value-type="string" calcext:value-type="string">
            <text:p>SF4</text:p>
          </table:table-cell>
          <table:table-cell table:number-columns-repeated="1020"/>
        </table:table-row>
        <table:table-row table:style-name="ro1">
          <table:table-cell office:value-type="date" office:date-value="2014-11-26T18:57:33.316" calcext:value-type="date">
            <text:p>26-11-14 18:57</text:p>
          </table:table-cell>
          <table:table-cell office:value-type="date" office:date-value="2014-11-26T19:36:12.129" calcext:value-type="date">
            <text:p>26-11-14 19:3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1-26T19:44:11.783" calcext:value-type="date">
            <text:p>26-11-14 19:44</text:p>
          </table:table-cell>
          <table:table-cell office:value-type="date" office:date-value="2014-11-26T19:52:11.823" calcext:value-type="date">
            <text:p>26-11-14 19:5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6T19:52:13.404" calcext:value-type="date">
            <text:p>26-11-14 19:52</text:p>
          </table:table-cell>
          <table:table-cell office:value-type="date" office:date-value="2014-11-26T20:07:27.485" calcext:value-type="date">
            <text:p>26-11-14 20:07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6T20:07:29.074" calcext:value-type="date">
            <text:p>26-11-14 20:07</text:p>
          </table:table-cell>
          <table:table-cell office:value-type="date" office:date-value="2014-11-26T20:40:36.994002" calcext:value-type="date">
            <text:p>26-11-14 20:4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26T20:40:38.568001" calcext:value-type="date">
            <text:p>26-11-14 20:40</text:p>
          </table:table-cell>
          <table:table-cell office:value-type="date" office:date-value="2014-11-26T20:52:27.818" calcext:value-type="date">
            <text:p>26-11-14 20:52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6T20:52:29.353" calcext:value-type="date">
            <text:p>26-11-14 20:52</text:p>
          </table:table-cell>
          <table:table-cell office:value-type="date" office:date-value="2014-11-26T21:06:54.398" calcext:value-type="date">
            <text:p>26-11-14 21:0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26T21:06:56.062" calcext:value-type="date">
            <text:p>26-11-14 21:06</text:p>
          </table:table-cell>
          <table:table-cell office:value-type="date" office:date-value="2014-11-26T22:13:55.078" calcext:value-type="date">
            <text:p>26-11-14 22:13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26T22:25:21.963999" calcext:value-type="date">
            <text:p>26-11-14 22:25</text:p>
          </table:table-cell>
          <table:table-cell office:value-type="date" office:date-value="2014-11-26T22:29:40.471" calcext:value-type="date">
            <text:p>26-11-14 22:29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1-26T22:29:42.048" calcext:value-type="date">
            <text:p>26-11-14 22:29</text:p>
          </table:table-cell>
          <table:table-cell office:value-type="date" office:date-value="2014-11-26T23:01:49.459" calcext:value-type="date">
            <text:p>26-11-14 23:01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26T23:04:16.614" calcext:value-type="date">
            <text:p>26-11-14 23:04</text:p>
          </table:table-cell>
          <table:table-cell office:value-type="date" office:date-value="2014-11-26T23:16:21.841" calcext:value-type="date">
            <text:p>26-11-14 23:1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7T18:45:26.815" calcext:value-type="date">
            <text:p>27-11-14 18:45</text:p>
          </table:table-cell>
          <table:table-cell office:value-type="date" office:date-value="2014-11-27T19:16:37.145" calcext:value-type="date">
            <text:p>27-11-14 19:1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1-27T19:16:41.315" calcext:value-type="date">
            <text:p>27-11-14 19:16</text:p>
          </table:table-cell>
          <table:table-cell office:value-type="date" office:date-value="2014-11-27T19:47:09.983" calcext:value-type="date">
            <text:p>27-11-14 19:47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date" office:date-value="2014-11-27T19:47:11.586" calcext:value-type="date">
            <text:p>27-11-14 19:47</text:p>
          </table:table-cell>
          <table:table-cell office:value-type="date" office:date-value="2014-11-27T22:15:24.878999" calcext:value-type="date">
            <text:p>27-11-14 22:15</text:p>
          </table:table-cell>
          <table:table-cell table:number-columns-repeated="10"/>
          <table:table-cell office:value-type="string" calcext:value-type="string">
            <text:p>CSS</text:p>
          </table:table-cell>
          <table:table-cell table:number-columns-repeated="1011"/>
        </table:table-row>
        <table:table-row table:style-name="ro1">
          <table:table-cell office:value-type="date" office:date-value="2014-11-27T22:15:34.359999" calcext:value-type="date">
            <text:p>27-11-14 22:15</text:p>
          </table:table-cell>
          <table:table-cell office:value-type="date" office:date-value="2014-11-27T22:58:36" calcext:value-type="date">
            <text:p>27-11-14 22:5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7T23:04:46" calcext:value-type="date">
            <text:p>27-11-14 23:04</text:p>
          </table:table-cell>
          <table:table-cell office:value-type="date" office:date-value="2014-11-27T23:10:56.806" calcext:value-type="date">
            <text:p>27-11-14 23:10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28T18:42:06.602" calcext:value-type="date">
            <text:p>28-11-14 18:42</text:p>
          </table:table-cell>
          <table:table-cell office:value-type="date" office:date-value="2014-11-28T19:03:09.989" calcext:value-type="date">
            <text:p>28-11-14 19:03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1-28T19:03:11.991" calcext:value-type="date">
            <text:p>28-11-14 19:03</text:p>
          </table:table-cell>
          <table:table-cell office:value-type="date" office:date-value="2014-11-28T20:06:39.065" calcext:value-type="date">
            <text:p>28-11-14 20: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8T20:07:35.78" calcext:value-type="date">
            <text:p>28-11-14 20:07</text:p>
          </table:table-cell>
          <table:table-cell office:value-type="date" office:date-value="2014-11-29T00:45:13.752" calcext:value-type="date">
            <text:p>29-11-14 00:45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29T10:19:21.904" calcext:value-type="date">
            <text:p>29-11-14 10:19</text:p>
          </table:table-cell>
          <table:table-cell office:value-type="date" office:date-value="2014-11-29T10:34:15.773996" calcext:value-type="date">
            <text:p>29-11-14 10:3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29T10:34:19.001999" calcext:value-type="date">
            <text:p>29-11-14 10:34</text:p>
          </table:table-cell>
          <table:table-cell office:value-type="date" office:date-value="2014-11-29T12:25:59.927" calcext:value-type="date">
            <text:p>29-11-14 12:26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29T12:26:06.008" calcext:value-type="date">
            <text:p>29-11-14 12:26</text:p>
          </table:table-cell>
          <table:table-cell office:value-type="date" office:date-value="2014-11-29T12:34:57.758" calcext:value-type="date">
            <text:p>29-11-14 12:3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29T12:34:59.394" calcext:value-type="date">
            <text:p>29-11-14 12:34</text:p>
          </table:table-cell>
          <table:table-cell office:value-type="date" office:date-value="2014-11-29T12:49:08.073" calcext:value-type="date">
            <text:p>29-11-14 12:4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9T12:49:13.293" calcext:value-type="date">
            <text:p>29-11-14 12:49</text:p>
          </table:table-cell>
          <table:table-cell office:value-type="date" office:date-value="2014-11-29T13:45:14" calcext:value-type="date">
            <text:p>29-11-14 13:4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29T14:27:30.704002" calcext:value-type="date">
            <text:p>29-11-14 14:27</text:p>
          </table:table-cell>
          <table:table-cell office:value-type="date" office:date-value="2014-11-29T14:29:51.484" calcext:value-type="date">
            <text:p>29-11-14 14:2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1-29T14:29:52.874001" calcext:value-type="date">
            <text:p>29-11-14 14:29</text:p>
          </table:table-cell>
          <table:table-cell office:value-type="date" office:date-value="2014-11-29T14:59:54.141001" calcext:value-type="date">
            <text:p>29-11-14 14:59</text:p>
          </table:table-cell>
          <table:table-cell office:value-type="string" calcext:value-type="string">
            <text:p>Yetiland</text:p>
          </table:table-cell>
          <table:table-cell table:number-columns-repeated="1021"/>
        </table:table-row>
        <table:table-row table:style-name="ro1">
          <table:table-cell office:value-type="date" office:date-value="2014-11-29T14:59:55.913002" calcext:value-type="date">
            <text:p>29-11-14 14:59</text:p>
          </table:table-cell>
          <table:table-cell office:value-type="date" office:date-value="2014-11-29T21:17:33.448" calcext:value-type="date">
            <text:p>29-11-14 21:17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1-29T21:17:36.073" calcext:value-type="date">
            <text:p>29-11-14 21:17</text:p>
          </table:table-cell>
          <table:table-cell office:value-type="date" office:date-value="2014-11-29T21:42:42.138" calcext:value-type="date">
            <text:p>29-11-14 21:4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29T21:42:43.605" calcext:value-type="date">
            <text:p>29-11-14 21:42</text:p>
          </table:table-cell>
          <table:table-cell office:value-type="date" office:date-value="2014-11-29T22:00:35.784" calcext:value-type="date">
            <text:p>29-11-14 22:0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29T22:00:38.284" calcext:value-type="date">
            <text:p>29-11-14 22:00</text:p>
          </table:table-cell>
          <table:table-cell office:value-type="date" office:date-value="2014-11-30T22:29:27" calcext:value-type="date">
            <text:p>30-11-14 22:29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30T22:29:34" calcext:value-type="date">
            <text:p>30-11-14 22:29</text:p>
          </table:table-cell>
          <table:table-cell office:value-type="date" office:date-value="2014-11-30T00:41:32.647" calcext:value-type="date">
            <text:p>30-11-14 00:4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1-30T00:42:24.047" calcext:value-type="date">
            <text:p>30-11-14 00:42</text:p>
          </table:table-cell>
          <table:table-cell office:value-type="date" office:date-value="2014-11-30T00:52:19.111" calcext:value-type="date">
            <text:p>30-11-14 00:52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30T00:52:57.74" calcext:value-type="date">
            <text:p>30-11-14 00:52</text:p>
          </table:table-cell>
          <table:table-cell office:value-type="date" office:date-value="2014-11-30T01:26:56.194" calcext:value-type="date">
            <text:p>30-11-14 01:2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30T01:26:58.044" calcext:value-type="date">
            <text:p>30-11-14 01:26</text:p>
          </table:table-cell>
          <table:table-cell office:value-type="date" office:date-value="2014-11-30T02:49:59.49" calcext:value-type="date">
            <text:p>30-11-14 02:49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30T11:34:09.013" calcext:value-type="date">
            <text:p>30-11-14 11:34</text:p>
          </table:table-cell>
          <table:table-cell office:value-type="date" office:date-value="2014-11-30T12:00:13.788" calcext:value-type="date">
            <text:p>30-11-14 12:0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30T12:00:15.618" calcext:value-type="date">
            <text:p>30-11-14 12:00</text:p>
          </table:table-cell>
          <table:table-cell office:value-type="date" office:date-value="2014-11-30T13:37:26.662996" calcext:value-type="date">
            <text:p>30-11-14 13:37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30T13:45:00.876" calcext:value-type="date">
            <text:p>30-11-14 13:45</text:p>
          </table:table-cell>
          <table:table-cell office:value-type="date" office:date-value="2014-11-30T13:47:02.801" calcext:value-type="date">
            <text:p>30-11-14 13:4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30T14:07:51.819" calcext:value-type="date">
            <text:p>30-11-14 14:07</text:p>
          </table:table-cell>
          <table:table-cell office:value-type="date" office:date-value="2014-11-30T14:31:08.222" calcext:value-type="date">
            <text:p>30-11-14 14:31</text:p>
          </table:table-cell>
          <table:table-cell table:number-columns-repeated="5"/>
          <table:table-cell office:value-type="string" calcext:value-type="string">
            <text:p>Dota 2</text:p>
          </table:table-cell>
          <table:table-cell table:number-columns-repeated="1016"/>
        </table:table-row>
        <table:table-row table:style-name="ro1">
          <table:table-cell office:value-type="date" office:date-value="2014-11-30T14:31:10.252" calcext:value-type="date">
            <text:p>30-11-14 14:31</text:p>
          </table:table-cell>
          <table:table-cell office:value-type="date" office:date-value="2014-11-30T15:32:26.254" calcext:value-type="date">
            <text:p>30-11-14 15:32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30T15:33:09.563" calcext:value-type="date">
            <text:p>30-11-14 15:33</text:p>
          </table:table-cell>
          <table:table-cell office:value-type="date" office:date-value="2014-11-30T16:07:34.487" calcext:value-type="date">
            <text:p>30-11-14 16: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1-30T16:07:36.005" calcext:value-type="date">
            <text:p>30-11-14 16:07</text:p>
          </table:table-cell>
          <table:table-cell office:value-type="date" office:date-value="2014-11-30T16:34:01.39" calcext:value-type="date">
            <text:p>30-11-14 16:3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date" office:date-value="2014-11-30T16:34:02.824999" calcext:value-type="date">
            <text:p>30-11-14 16:34</text:p>
          </table:table-cell>
          <table:table-cell office:value-type="date" office:date-value="2014-11-30T17:24:49.550001" calcext:value-type="date">
            <text:p>30-11-14 17:24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1-30T17:24:51.024" calcext:value-type="date">
            <text:p>30-11-14 17:24</text:p>
          </table:table-cell>
          <table:table-cell office:value-type="date" office:date-value="2014-11-30T18:12:11.95" calcext:value-type="date">
            <text:p>30-11-14 18:12</text:p>
          </table:table-cell>
          <table:table-cell table:number-columns-repeated="5"/>
          <table:table-cell office:value-type="string" calcext:value-type="string">
            <text:p>Dota 2</text:p>
          </table:table-cell>
          <table:table-cell table:number-columns-repeated="1016"/>
        </table:table-row>
        <table:table-row table:style-name="ro1">
          <table:table-cell office:value-type="date" office:date-value="2014-11-30T18:12:13.502999" calcext:value-type="date">
            <text:p>30-11-14 18:12</text:p>
          </table:table-cell>
          <table:table-cell office:value-type="date" office:date-value="2014-11-30T18:34:58.297999" calcext:value-type="date">
            <text:p>30-11-14 18:3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1-30T18:34:59.983" calcext:value-type="date">
            <text:p>30-11-14 18:35</text:p>
          </table:table-cell>
          <table:table-cell office:value-type="date" office:date-value="2014-11-30T21:58:46.647" calcext:value-type="date">
            <text:p>30-11-14 21:58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1-30T21:58:53.56" calcext:value-type="date">
            <text:p>30-11-14 21:58</text:p>
          </table:table-cell>
          <table:table-cell office:value-type="date" office:date-value="2014-11-30T22:21:39.271996" calcext:value-type="date">
            <text:p>30-11-14 22:2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1-30T22:21:41.65" calcext:value-type="date">
            <text:p>30-11-14 22:21</text:p>
          </table:table-cell>
          <table:table-cell office:value-type="date" office:date-value="2014-11-30T22:49:20.016" calcext:value-type="date">
            <text:p>30-11-14 22:49</text:p>
          </table:table-cell>
          <table:table-cell table:number-columns-repeated="3"/>
          <table:table-cell office:value-type="string" calcext:value-type="string">
            <text:p>Ethics, technology, and engineering</text:p>
          </table:table-cell>
          <table:table-cell table:number-columns-repeated="1018"/>
        </table:table-row>
        <table:table-row table:style-name="ro1">
          <table:table-cell office:value-type="date" office:date-value="2014-12-01T14:17:49.876" calcext:value-type="date">
            <text:p>01-12-14 14:17</text:p>
          </table:table-cell>
          <table:table-cell office:value-type="date" office:date-value="2014-12-01T14:46:11.109" calcext:value-type="date">
            <text:p>01-12-14 14:4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1T14:46:13.729" calcext:value-type="date">
            <text:p>01-12-14 14:46</text:p>
          </table:table-cell>
          <table:table-cell office:value-type="date" office:date-value="2014-12-01T15:08:08.761" calcext:value-type="date">
            <text:p>01-12-14 15:08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01T15:08:10.667" calcext:value-type="date">
            <text:p>01-12-14 15:08</text:p>
          </table:table-cell>
          <table:table-cell office:value-type="date" office:date-value="2014-12-01T15:18:31.565" calcext:value-type="date">
            <text:p>01-12-14 15:1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1T15:18:32.969" calcext:value-type="date">
            <text:p>01-12-14 15:18</text:p>
          </table:table-cell>
          <table:table-cell office:value-type="date" office:date-value="2014-12-01T16:51:45.738999" calcext:value-type="date">
            <text:p>01-12-14 16:51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1T16:51:47.515" calcext:value-type="date">
            <text:p>01-12-14 16:51</text:p>
          </table:table-cell>
          <table:table-cell office:value-type="date" office:date-value="2014-12-01T17:23:58.376" calcext:value-type="date">
            <text:p>01-12-14 17:2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1T17:24:00.316" calcext:value-type="date">
            <text:p>01-12-14 17:24</text:p>
          </table:table-cell>
          <table:table-cell office:value-type="date" office:date-value="2014-12-01T18:00:42" calcext:value-type="date">
            <text:p>01-12-14 18:0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2-01T18:02:16" calcext:value-type="date">
            <text:p>01-12-14 18:02</text:p>
          </table:table-cell>
          <table:table-cell office:value-type="date" office:date-value="2014-12-01T18:38:10.231" calcext:value-type="date">
            <text:p>01-12-14 18:3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1T18:38:12.49" calcext:value-type="date">
            <text:p>01-12-14 18:38</text:p>
          </table:table-cell>
          <table:table-cell office:value-type="date" office:date-value="2014-12-01T20:34:32.47" calcext:value-type="date">
            <text:p>01-12-14 20:34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1T20:36:24.869" calcext:value-type="date">
            <text:p>01-12-14 20:36</text:p>
          </table:table-cell>
          <table:table-cell office:value-type="date" office:date-value="2014-12-01T20:44:48.618" calcext:value-type="date">
            <text:p>01-12-14 20:4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1T20:44:50.36" calcext:value-type="date">
            <text:p>01-12-14 20:44</text:p>
          </table:table-cell>
          <table:table-cell office:value-type="date" office:date-value="2014-12-01T21:04:37.066" calcext:value-type="date">
            <text:p>01-12-14 21:0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01T21:04:41.935" calcext:value-type="date">
            <text:p>01-12-14 21:04</text:p>
          </table:table-cell>
          <table:table-cell office:value-type="date" office:date-value="2014-12-01T21:58:29.976" calcext:value-type="date">
            <text:p>01-12-14 21:58</text:p>
          </table:table-cell>
          <table:table-cell table:number-columns-repeated="3"/>
          <table:table-cell office:value-type="string" calcext:value-type="string">
            <text:p>Ethics, technology, and engineering</text:p>
          </table:table-cell>
          <table:table-cell table:number-columns-repeated="1018"/>
        </table:table-row>
        <table:table-row table:style-name="ro1">
          <table:table-cell office:value-type="date" office:date-value="2014-12-02T16:21:21.705" calcext:value-type="date">
            <text:p>02-12-14 16:21</text:p>
          </table:table-cell>
          <table:table-cell office:value-type="date" office:date-value="2014-12-02T16:36:06.093" calcext:value-type="date">
            <text:p>02-12-14 16:3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02T16:36:07.536" calcext:value-type="date">
            <text:p>02-12-14 16:36</text:p>
          </table:table-cell>
          <table:table-cell office:value-type="date" office:date-value="2014-12-02T18:06:10.431" calcext:value-type="date">
            <text:p>02-12-14 18:06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2T18:06:12.333" calcext:value-type="date">
            <text:p>02-12-14 18:06</text:p>
          </table:table-cell>
          <table:table-cell office:value-type="date" office:date-value="2014-12-02T18:47:56.827" calcext:value-type="date">
            <text:p>02-12-14 18:47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2-02T18:47:58.443" calcext:value-type="date">
            <text:p>02-12-14 18:47</text:p>
          </table:table-cell>
          <table:table-cell office:value-type="date" office:date-value="2014-12-02T19:06:05.962" calcext:value-type="date">
            <text:p>02-12-14 19: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2T19:06:07.440999" calcext:value-type="date">
            <text:p>02-12-14 19:06</text:p>
          </table:table-cell>
          <table:table-cell office:value-type="date" office:date-value="2014-12-02T19:23:58.553" calcext:value-type="date">
            <text:p>02-12-14 19:2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date" office:date-value="2014-12-02T19:29:02.181" calcext:value-type="date">
            <text:p>02-12-14 19:29</text:p>
          </table:table-cell>
          <table:table-cell office:value-type="date" office:date-value="2014-12-02T21:00:35.517" calcext:value-type="date">
            <text:p>02-12-14 21:00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2T21:00:39.263" calcext:value-type="date">
            <text:p>02-12-14 21:00</text:p>
          </table:table-cell>
          <table:table-cell office:value-type="date" office:date-value="2014-12-02T21:14:14.638" calcext:value-type="date">
            <text:p>02-12-14 21:14</text:p>
          </table:table-cell>
          <table:table-cell table:number-columns-repeated="3"/>
          <table:table-cell office:value-type="string" calcext:value-type="string">
            <text:p>Ethics, technology, and engineering</text:p>
          </table:table-cell>
          <table:table-cell table:number-columns-repeated="1018"/>
        </table:table-row>
        <table:table-row table:style-name="ro1">
          <table:table-cell office:value-type="date" office:date-value="2014-12-02T21:14:16.149" calcext:value-type="date">
            <text:p>02-12-14 21:14</text:p>
          </table:table-cell>
          <table:table-cell office:value-type="date" office:date-value="2014-12-02T21:33:13.986" calcext:value-type="date">
            <text:p>02-12-14 21:3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2T21:36:01.608" calcext:value-type="date">
            <text:p>02-12-14 21:36</text:p>
          </table:table-cell>
          <table:table-cell office:value-type="date" office:date-value="2014-12-02T21:58:32.724" calcext:value-type="date">
            <text:p>02-12-14 21:5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2T21:59:17.959001" calcext:value-type="date">
            <text:p>02-12-14 21:59</text:p>
          </table:table-cell>
          <table:table-cell office:value-type="date" office:date-value="2014-12-02T22:20:13.345" calcext:value-type="date">
            <text:p>02-12-14 22:2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date" office:date-value="2014-12-03T19:57:10.845999" calcext:value-type="date">
            <text:p>03-12-14 19:57</text:p>
          </table:table-cell>
          <table:table-cell office:value-type="date" office:date-value="2014-12-03T20:18:24.278" calcext:value-type="date">
            <text:p>03-12-14 20:18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2-03T20:18:25.812" calcext:value-type="date">
            <text:p>03-12-14 20:18</text:p>
          </table:table-cell>
          <table:table-cell office:value-type="date" office:date-value="2014-12-03T21:18:05.637" calcext:value-type="date">
            <text:p>03-12-14 21:1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3T21:18:07.562999" calcext:value-type="date">
            <text:p>03-12-14 21:18</text:p>
          </table:table-cell>
          <table:table-cell office:value-type="date" office:date-value="2014-12-03T21:21:24.219" calcext:value-type="date">
            <text:p>03-12-14 21:2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03T21:21:25.647" calcext:value-type="date">
            <text:p>03-12-14 21:21</text:p>
          </table:table-cell>
          <table:table-cell office:value-type="date" office:date-value="2014-12-03T22:28:37.076999" calcext:value-type="date">
            <text:p>03-12-14 22:28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3T22:28:38.553" calcext:value-type="date">
            <text:p>03-12-14 22:28</text:p>
          </table:table-cell>
          <table:table-cell office:value-type="date" office:date-value="2014-12-03T22:40:22" calcext:value-type="date">
            <text:p>03-12-14 22:40</text:p>
          </table:table-cell>
          <table:table-cell office:value-type="string" calcext:value-type="string">
            <text:p>Margreetschouwenaar</text:p>
          </table:table-cell>
          <table:table-cell table:number-columns-repeated="1021"/>
        </table:table-row>
        <table:table-row table:style-name="ro1">
          <table:table-cell office:value-type="date" office:date-value="2014-12-03T22:46:22" calcext:value-type="date">
            <text:p>03-12-14 22:46</text:p>
          </table:table-cell>
          <table:table-cell office:value-type="date" office:date-value="2014-12-03T23:08:40.667" calcext:value-type="date">
            <text:p>03-12-14 23:08</text:p>
          </table:table-cell>
          <table:table-cell/>
          <table:table-cell office:value-type="string" calcext:value-type="string">
            <text:p>SF4</text:p>
          </table:table-cell>
          <table:table-cell table:number-columns-repeated="1020"/>
        </table:table-row>
        <table:table-row table:style-name="ro1">
          <table:table-cell office:value-type="date" office:date-value="2014-12-04T19:03:45.145" calcext:value-type="date">
            <text:p>04-12-14 19:03</text:p>
          </table:table-cell>
          <table:table-cell office:value-type="date" office:date-value="2014-12-04T19:40:57.717" calcext:value-type="date">
            <text:p>04-12-14 19:4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2-04T19:41:01.087" calcext:value-type="date">
            <text:p>04-12-14 19:41</text:p>
          </table:table-cell>
          <table:table-cell office:value-type="date" office:date-value="2014-12-04T20:42:27.706" calcext:value-type="date">
            <text:p>04-12-14 20:4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4T20:42:43.162" calcext:value-type="date">
            <text:p>04-12-14 20:42</text:p>
          </table:table-cell>
          <table:table-cell office:value-type="date" office:date-value="2014-12-04T21:50:58.620999" calcext:value-type="date">
            <text:p>04-12-14 21:50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4T21:51:00.082" calcext:value-type="date">
            <text:p>04-12-14 21:51</text:p>
          </table:table-cell>
          <table:table-cell office:value-type="date" office:date-value="2014-12-04T22:09:17.072" calcext:value-type="date">
            <text:p>04-12-14 22:0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4T22:13:16.26" calcext:value-type="date">
            <text:p>04-12-14 22:13</text:p>
          </table:table-cell>
          <table:table-cell office:value-type="date" office:date-value="2014-12-04T22:54:45.658999" calcext:value-type="date">
            <text:p>04-12-14 22:54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5T18:24:26.991" calcext:value-type="date">
            <text:p>05-12-14 18:24</text:p>
          </table:table-cell>
          <table:table-cell office:value-type="date" office:date-value="2014-12-05T18:52:04.38" calcext:value-type="date">
            <text:p>05-12-14 18:5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5T18:52:08.277" calcext:value-type="date">
            <text:p>05-12-14 18:52</text:p>
          </table:table-cell>
          <table:table-cell office:value-type="date" office:date-value="2014-12-05T19:26:38" calcext:value-type="date">
            <text:p>05-12-14 19:2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2-05T19:28:48" calcext:value-type="date">
            <text:p>05-12-14 19:28</text:p>
          </table:table-cell>
          <table:table-cell office:value-type="date" office:date-value="2014-12-05T20:10:25" calcext:value-type="date">
            <text:p>05-12-14 20:1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5T20:16:54.953" calcext:value-type="date">
            <text:p>05-12-14 20:16</text:p>
          </table:table-cell>
          <table:table-cell office:value-type="date" office:date-value="2014-12-05T20:25:20.98" calcext:value-type="date">
            <text:p>05-12-14 20:2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date" office:date-value="2014-12-05T20:25:36.161" calcext:value-type="date">
            <text:p>05-12-14 20:25</text:p>
          </table:table-cell>
          <table:table-cell office:value-type="date" office:date-value="2014-12-05T21:16:05.879" calcext:value-type="date">
            <text:p>05-12-14 21:16</text:p>
          </table:table-cell>
          <table:table-cell office:value-type="string" calcext:value-type="string">
            <text:p>Design Ethics</text:p>
          </table:table-cell>
          <table:table-cell table:number-columns-repeated="1021"/>
        </table:table-row>
        <table:table-row table:style-name="ro1">
          <table:table-cell office:value-type="date" office:date-value="2014-12-05T21:19:16.024" calcext:value-type="date">
            <text:p>05-12-14 21:19</text:p>
          </table:table-cell>
          <table:table-cell office:value-type="date" office:date-value="2014-12-06T01:14:04.778" calcext:value-type="date">
            <text:p>06-12-14 01:14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6T08:52:17.000002" calcext:value-type="date">
            <text:p>06-12-14 08:52</text:p>
          </table:table-cell>
          <table:table-cell office:value-type="date" office:date-value="2014-12-06T10:54:59.158" calcext:value-type="date">
            <text:p>06-12-14 10:54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06T10:57:57.391" calcext:value-type="date">
            <text:p>06-12-14 10:57</text:p>
          </table:table-cell>
          <table:table-cell office:value-type="date" office:date-value="2014-12-06T11:01:22.541" calcext:value-type="date">
            <text:p>06-12-14 11:01</text:p>
          </table:table-cell>
          <table:table-cell office:value-type="string" calcext:value-type="string">
            <text:p>Design Ethics</text:p>
          </table:table-cell>
          <table:table-cell table:number-columns-repeated="1021"/>
        </table:table-row>
        <table:table-row table:style-name="ro1">
          <table:table-cell office:value-type="date" office:date-value="2014-12-06T11:01:24.382" calcext:value-type="date">
            <text:p>06-12-14 11:01</text:p>
          </table:table-cell>
          <table:table-cell office:value-type="date" office:date-value="2014-12-06T11:42:56.688" calcext:value-type="date">
            <text:p>06-12-14 11:4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6T11:42:59.253" calcext:value-type="date">
            <text:p>06-12-14 11:42</text:p>
          </table:table-cell>
          <table:table-cell office:value-type="date" office:date-value="2014-12-06T12:23:01.114" calcext:value-type="date">
            <text:p>06-12-14 12:23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6T12:23:04.743" calcext:value-type="date">
            <text:p>06-12-14 12:23</text:p>
          </table:table-cell>
          <table:table-cell office:value-type="date" office:date-value="2014-12-06T12:43:19.7" calcext:value-type="date">
            <text:p>06-12-14 12:4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6T12:43:21.111" calcext:value-type="date">
            <text:p>06-12-14 12:43</text:p>
          </table:table-cell>
          <table:table-cell office:value-type="date" office:date-value="2014-12-06T12:52:23.437" calcext:value-type="date">
            <text:p>06-12-14 12:5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date" office:date-value="2014-12-06T13:10:59" calcext:value-type="date">
            <text:p>06-12-14 13:10</text:p>
          </table:table-cell>
          <table:table-cell office:value-type="date" office:date-value="2014-12-06T13:22:17.999999" calcext:value-type="date">
            <text:p>06-12-14 13:2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06T13:35:21" calcext:value-type="date">
            <text:p>06-12-14 13:35</text:p>
          </table:table-cell>
          <table:table-cell office:value-type="date" office:date-value="2014-12-06T17:15:22.04" calcext:value-type="date">
            <text:p>06-12-14 17:1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06T17:16:00.772001" calcext:value-type="date">
            <text:p>06-12-14 17:16</text:p>
          </table:table-cell>
          <table:table-cell office:value-type="date" office:date-value="2014-12-06T17:44:04" calcext:value-type="date">
            <text:p>06-12-14 17:44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2-06T17:46:48" calcext:value-type="date">
            <text:p>06-12-14 17:46</text:p>
          </table:table-cell>
          <table:table-cell office:value-type="date" office:date-value="2014-12-06T20:22:36" calcext:value-type="date">
            <text:p>06-12-14 20:2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06T20:46:38" calcext:value-type="date">
            <text:p>06-12-14 20:46</text:p>
          </table:table-cell>
          <table:table-cell office:value-type="date" office:date-value="2014-12-07T06:12:14" calcext:value-type="date">
            <text:p>07-12-14 06:1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07T14:16:54.989" calcext:value-type="date">
            <text:p>07-12-14 14:16</text:p>
          </table:table-cell>
          <table:table-cell office:value-type="date" office:date-value="2014-12-07T14:42:41.211001" calcext:value-type="date">
            <text:p>07-12-14 14:4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7T14:42:43.292" calcext:value-type="date">
            <text:p>07-12-14 14:42</text:p>
          </table:table-cell>
          <table:table-cell office:value-type="date" office:date-value="2014-12-07T14:59:52.895002" calcext:value-type="date">
            <text:p>07-12-14 14:5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07T14:59:54.346" calcext:value-type="date">
            <text:p>07-12-14 14:59</text:p>
          </table:table-cell>
          <table:table-cell office:value-type="date" office:date-value="2014-12-07T17:17:27.464" calcext:value-type="date">
            <text:p>07-12-14 17:17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7T17:17:29.531" calcext:value-type="date">
            <text:p>07-12-14 17:17</text:p>
          </table:table-cell>
          <table:table-cell office:value-type="date" office:date-value="2014-12-07T18:00:23.871999" calcext:value-type="date">
            <text:p>07-12-14 18:0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7T18:00:25.237" calcext:value-type="date">
            <text:p>07-12-14 18:00</text:p>
          </table:table-cell>
          <table:table-cell office:value-type="date" office:date-value="2014-12-07T18:22:44.297" calcext:value-type="date">
            <text:p>07-12-14 18:2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7T18:22:45.724" calcext:value-type="date">
            <text:p>07-12-14 18:22</text:p>
          </table:table-cell>
          <table:table-cell office:value-type="date" office:date-value="2014-12-07T19:12:51.643" calcext:value-type="date">
            <text:p>07-12-14 19:12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2-07T19:12:53.123999" calcext:value-type="date">
            <text:p>07-12-14 19:12</text:p>
          </table:table-cell>
          <table:table-cell office:value-type="date" office:date-value="2014-12-07T19:27:23.826" calcext:value-type="date">
            <text:p>07-12-14 19:2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7T19:27:25.299" calcext:value-type="date">
            <text:p>07-12-14 19:27</text:p>
          </table:table-cell>
          <table:table-cell office:value-type="date" office:date-value="2014-12-07T19:48:54.475" calcext:value-type="date">
            <text:p>07-12-14 19:48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2-07T19:48:55.874" calcext:value-type="date">
            <text:p>07-12-14 19:48</text:p>
          </table:table-cell>
          <table:table-cell office:value-type="date" office:date-value="2014-12-07T20:53:57.074004" calcext:value-type="date">
            <text:p>07-12-14 20:53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7T20:53:58.511" calcext:value-type="date">
            <text:p>07-12-14 20:53</text:p>
          </table:table-cell>
          <table:table-cell office:value-type="date" office:date-value="2014-12-07T21:06:07.698999" calcext:value-type="date">
            <text:p>07-12-14 21: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7T21:06:09.431" calcext:value-type="date">
            <text:p>07-12-14 21:06</text:p>
          </table:table-cell>
          <table:table-cell office:value-type="date" office:date-value="2014-12-07T21:15:51.625" calcext:value-type="date">
            <text:p>07-12-14 21:15</text:p>
          </table:table-cell>
          <table:table-cell office:value-type="string" calcext:value-type="string">
            <text:p>Design Ethics</text:p>
          </table:table-cell>
          <table:table-cell table:number-columns-repeated="1021"/>
        </table:table-row>
        <table:table-row table:style-name="ro1">
          <table:table-cell office:value-type="date" office:date-value="2014-12-07T21:28:51.305" calcext:value-type="date">
            <text:p>07-12-14 21:28</text:p>
          </table:table-cell>
          <table:table-cell office:value-type="date" office:date-value="2014-12-07T21:33:30.943" calcext:value-type="date">
            <text:p>07-12-14 21:3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07T21:41:32.167" calcext:value-type="date">
            <text:p>07-12-14 21:41</text:p>
          </table:table-cell>
          <table:table-cell office:value-type="date" office:date-value="2014-12-07T21:43:06.938" calcext:value-type="date">
            <text:p>07-12-14 21:43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2-08T13:41:40.226999" calcext:value-type="date">
            <text:p>08-12-14 13:41</text:p>
          </table:table-cell>
          <table:table-cell office:value-type="date" office:date-value="2014-12-08T14:15:58.38" calcext:value-type="date">
            <text:p>08-12-14 14:1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8T14:15:59.778" calcext:value-type="date">
            <text:p>08-12-14 14:16</text:p>
          </table:table-cell>
          <table:table-cell office:value-type="date" office:date-value="2014-12-08T14:55:32" calcext:value-type="date">
            <text:p>08-12-14 14:55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8T14:56:23" calcext:value-type="date">
            <text:p>08-12-14 14:56</text:p>
          </table:table-cell>
          <table:table-cell office:value-type="date" office:date-value="2014-12-08T16:02:47" calcext:value-type="date">
            <text:p>08-12-14 16:0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8T16:04:39" calcext:value-type="date">
            <text:p>08-12-14 16:04</text:p>
          </table:table-cell>
          <table:table-cell office:value-type="date" office:date-value="2014-12-08T18:09:40.252" calcext:value-type="date">
            <text:p>08-12-14 18:0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08T18:14:25.585" calcext:value-type="date">
            <text:p>08-12-14 18:14</text:p>
          </table:table-cell>
          <table:table-cell office:value-type="date" office:date-value="2014-12-08T19:15:59.137" calcext:value-type="date">
            <text:p>08-12-14 19:15</text:p>
          </table:table-cell>
          <table:table-cell office:value-type="string" calcext:value-type="string">
            <text:p>Design Ethics</text:p>
          </table:table-cell>
          <table:table-cell table:number-columns-repeated="1021"/>
        </table:table-row>
        <table:table-row table:style-name="ro1">
          <table:table-cell office:value-type="date" office:date-value="2014-12-08T19:16:00.499" calcext:value-type="date">
            <text:p>08-12-14 19:16</text:p>
          </table:table-cell>
          <table:table-cell office:value-type="date" office:date-value="2014-12-08T22:16:49.434" calcext:value-type="date">
            <text:p>08-12-14 22:16</text:p>
          </table:table-cell>
          <table:table-cell table:number-columns-repeated="10"/>
          <table:table-cell office:value-type="string" calcext:value-type="string">
            <text:p>CSS</text:p>
          </table:table-cell>
          <table:table-cell table:number-columns-repeated="1011"/>
        </table:table-row>
        <table:table-row table:style-name="ro1">
          <table:table-cell office:value-type="date" office:date-value="2014-12-08T22:18:06" calcext:value-type="date">
            <text:p>08-12-14 22:18</text:p>
          </table:table-cell>
          <table:table-cell office:value-type="date" office:date-value="2014-12-08T22:25:51.918" calcext:value-type="date">
            <text:p>08-12-14 22:25</text:p>
          </table:table-cell>
          <table:table-cell office:value-type="string" calcext:value-type="string">
            <text:p>Design Ethics</text:p>
          </table:table-cell>
          <table:table-cell table:number-columns-repeated="1021"/>
        </table:table-row>
        <table:table-row table:style-name="ro1">
          <table:table-cell office:value-type="date" office:date-value="2014-12-08T22:26:00.863" calcext:value-type="date">
            <text:p>08-12-14 22:26</text:p>
          </table:table-cell>
          <table:table-cell office:value-type="date" office:date-value="2014-12-08T23:12:04" calcext:value-type="date">
            <text:p>08-12-14 23:12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9T16:13:22.508" calcext:value-type="date">
            <text:p>09-12-14 16:13</text:p>
          </table:table-cell>
          <table:table-cell office:value-type="date" office:date-value="2014-12-09T17:19:43.59" calcext:value-type="date">
            <text:p>09-12-14 17:1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9T17:19:51.178" calcext:value-type="date">
            <text:p>09-12-14 17:19</text:p>
          </table:table-cell>
          <table:table-cell office:value-type="date" office:date-value="2014-12-09T17:44:31.934" calcext:value-type="date">
            <text:p>09-12-14 17:4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09T17:44:34.999" calcext:value-type="date">
            <text:p>09-12-14 17:44</text:p>
          </table:table-cell>
          <table:table-cell office:value-type="date" office:date-value="2014-12-09T18:02:21.930999" calcext:value-type="date">
            <text:p>09-12-14 18:02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09T18:02:23.377999" calcext:value-type="date">
            <text:p>09-12-14 18:02</text:p>
          </table:table-cell>
          <table:table-cell office:value-type="date" office:date-value="2014-12-09T18:43:07.819" calcext:value-type="date">
            <text:p>09-12-14 18:4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09T18:43:20.989001" calcext:value-type="date">
            <text:p>09-12-14 18:43</text:p>
          </table:table-cell>
          <table:table-cell office:value-type="date" office:date-value="2014-12-09T19:23:24.954" calcext:value-type="date">
            <text:p>09-12-14 19:2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09T19:23:27.639" calcext:value-type="date">
            <text:p>09-12-14 19:23</text:p>
          </table:table-cell>
          <table:table-cell office:value-type="date" office:date-value="2014-12-09T21:20:12.904001" calcext:value-type="date">
            <text:p>09-12-14 21:2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09T21:24:59.36" calcext:value-type="date">
            <text:p>09-12-14 21:24</text:p>
          </table:table-cell>
          <table:table-cell office:value-type="date" office:date-value="2014-12-09T22:21:24.069998" calcext:value-type="date">
            <text:p>09-12-14 22:21</text:p>
          </table:table-cell>
          <table:table-cell office:value-type="string" calcext:value-type="string">
            <text:p>Design Ethics</text:p>
          </table:table-cell>
          <table:table-cell table:number-columns-repeated="1021"/>
        </table:table-row>
        <table:table-row table:style-name="ro1">
          <table:table-cell office:value-type="date" office:date-value="2014-12-09T22:24:33.666" calcext:value-type="date">
            <text:p>09-12-14 22:24</text:p>
          </table:table-cell>
          <table:table-cell office:value-type="date" office:date-value="2014-12-09T23:25:35.438" calcext:value-type="date">
            <text:p>09-12-14 23:25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10T19:11:40.254" calcext:value-type="date">
            <text:p>10-12-14 19:11</text:p>
          </table:table-cell>
          <table:table-cell office:value-type="date" office:date-value="2014-12-10T19:41:06.069" calcext:value-type="date">
            <text:p>10-12-14 19:41</text:p>
          </table:table-cell>
          <table:table-cell table:number-columns-repeated="8"/>
          <table:table-cell office:value-type="string" calcext:value-type="string">
            <text:p>Fusilli</text:p>
          </table:table-cell>
          <table:table-cell table:number-columns-repeated="1013"/>
        </table:table-row>
        <table:table-row table:style-name="ro1">
          <table:table-cell office:value-type="date" office:date-value="2014-12-10T19:41:07.506997" calcext:value-type="date">
            <text:p>10-12-14 19:41</text:p>
          </table:table-cell>
          <table:table-cell office:value-type="date" office:date-value="2014-12-10T19:52:39.284" calcext:value-type="date">
            <text:p>10-12-14 19:5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0T19:52:40.712" calcext:value-type="date">
            <text:p>10-12-14 19:52</text:p>
          </table:table-cell>
          <table:table-cell office:value-type="date" office:date-value="2014-12-10T20:21:03.626" calcext:value-type="date">
            <text:p>10-12-14 20:2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10T20:21:06.138" calcext:value-type="date">
            <text:p>10-12-14 20:21</text:p>
          </table:table-cell>
          <table:table-cell office:value-type="date" office:date-value="2014-12-10T20:35:11.204" calcext:value-type="date">
            <text:p>10-12-14 20:3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10T20:35:12.527" calcext:value-type="date">
            <text:p>10-12-14 20:35</text:p>
          </table:table-cell>
          <table:table-cell office:value-type="date" office:date-value="2014-12-10T23:04:01.048002" calcext:value-type="date">
            <text:p>10-12-14 23:04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10T23:04:02.435" calcext:value-type="date">
            <text:p>10-12-14 23:04</text:p>
          </table:table-cell>
          <table:table-cell office:value-type="date" office:date-value="2014-12-10T23:23:46.424" calcext:value-type="date">
            <text:p>10-12-14 23:2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10T23:23:48.186001" calcext:value-type="date">
            <text:p>10-12-14 23:23</text:p>
          </table:table-cell>
          <table:table-cell office:value-type="date" office:date-value="2014-12-10T23:45:01.434" calcext:value-type="date">
            <text:p>10-12-14 23:45</text:p>
          </table:table-cell>
          <table:table-cell office:value-type="string" calcext:value-type="string">
            <text:p>Yetiland</text:p>
          </table:table-cell>
          <table:table-cell table:number-columns-repeated="1021"/>
        </table:table-row>
        <table:table-row table:style-name="ro1">
          <table:table-cell office:value-type="date" office:date-value="2014-12-11T18:13:30.746" calcext:value-type="date">
            <text:p>11-12-14 18:13</text:p>
          </table:table-cell>
          <table:table-cell office:value-type="date" office:date-value="2014-12-11T19:01:00" calcext:value-type="date">
            <text:p>11-12-14 19:0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2-11T19:01:09" calcext:value-type="date">
            <text:p>11-12-14 19:01</text:p>
          </table:table-cell>
          <table:table-cell office:value-type="date" office:date-value="2014-12-11T19:23:28.983" calcext:value-type="date">
            <text:p>11-12-14 19:2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1T19:23:30.531" calcext:value-type="date">
            <text:p>11-12-14 19:23</text:p>
          </table:table-cell>
          <table:table-cell office:value-type="date" office:date-value="2014-12-11T19:30:25.367" calcext:value-type="date">
            <text:p>11-12-14 19:3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11T19:30:26.692" calcext:value-type="date">
            <text:p>11-12-14 19:30</text:p>
          </table:table-cell>
          <table:table-cell office:value-type="date" office:date-value="2014-12-11T20:52:00.533" calcext:value-type="date">
            <text:p>11-12-14 20:5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11T20:52:02.517" calcext:value-type="date">
            <text:p>11-12-14 20:52</text:p>
          </table:table-cell>
          <table:table-cell office:value-type="date" office:date-value="2014-12-11T21:17:07.763" calcext:value-type="date">
            <text:p>11-12-14 21:17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11T21:17:18.97" calcext:value-type="date">
            <text:p>11-12-14 21:17</text:p>
          </table:table-cell>
          <table:table-cell office:value-type="date" office:date-value="2014-12-11T21:45:54.337" calcext:value-type="date">
            <text:p>11-12-14 21:4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11T21:45:55.634" calcext:value-type="date">
            <text:p>11-12-14 21:45</text:p>
          </table:table-cell>
          <table:table-cell office:value-type="date" office:date-value="2014-12-11T23:36:14.764001" calcext:value-type="date">
            <text:p>11-12-14 23:3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12T18:39:03.339" calcext:value-type="date">
            <text:p>12-12-14 18:39</text:p>
          </table:table-cell>
          <table:table-cell office:value-type="date" office:date-value="2014-12-12T18:50:31.005999" calcext:value-type="date">
            <text:p>12-12-14 18:50</text:p>
          </table:table-cell>
          <table:table-cell table:number-columns-repeated="8"/>
          <table:table-cell office:value-type="string" calcext:value-type="string">
            <text:p>Nasi</text:p>
          </table:table-cell>
          <table:table-cell table:number-columns-repeated="1013"/>
        </table:table-row>
        <table:table-row table:style-name="ro1">
          <table:table-cell office:value-type="date" office:date-value="2014-12-12T18:50:32.211999" calcext:value-type="date">
            <text:p>12-12-14 18:50</text:p>
          </table:table-cell>
          <table:table-cell office:value-type="date" office:date-value="2014-12-12T19:25:18.639999" calcext:value-type="date">
            <text:p>12-12-14 19:2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2T19:25:20.012" calcext:value-type="date">
            <text:p>12-12-14 19:25</text:p>
          </table:table-cell>
          <table:table-cell office:value-type="date" office:date-value="2014-12-12T20:32:53.752" calcext:value-type="date">
            <text:p>12-12-14 20:32</text:p>
          </table:table-cell>
          <table:table-cell office:value-type="string" calcext:value-type="string">
            <text:p>Setting up a closet</text:p>
          </table:table-cell>
          <table:table-cell table:number-columns-repeated="1021"/>
        </table:table-row>
        <table:table-row table:style-name="ro1">
          <table:table-cell office:value-type="date" office:date-value="2014-12-12T20:33:48.062" calcext:value-type="date">
            <text:p>12-12-14 20:33</text:p>
          </table:table-cell>
          <table:table-cell office:value-type="date" office:date-value="2014-12-12T21:19:19.164" calcext:value-type="date">
            <text:p>12-12-14 21:1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3T13:33:31.823" calcext:value-type="date">
            <text:p>13-12-14 13:33</text:p>
          </table:table-cell>
          <table:table-cell office:value-type="date" office:date-value="2014-12-13T13:38:37.355999" calcext:value-type="date">
            <text:p>13-12-14 13:3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3T13:38:39.514999" calcext:value-type="date">
            <text:p>13-12-14 13:38</text:p>
          </table:table-cell>
          <table:table-cell office:value-type="date" office:date-value="2014-12-13T13:44:00.178" calcext:value-type="date">
            <text:p>13-12-14 13:4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13T13:44:01.547" calcext:value-type="date">
            <text:p>13-12-14 13:44</text:p>
          </table:table-cell>
          <table:table-cell office:value-type="date" office:date-value="2014-12-13T14:12:54.928" calcext:value-type="date">
            <text:p>13-12-14 14:12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2-13T14:20:58.038" calcext:value-type="date">
            <text:p>13-12-14 14:20</text:p>
          </table:table-cell>
          <table:table-cell office:value-type="date" office:date-value="2014-12-13T14:56:33.000002" calcext:value-type="date">
            <text:p>13-12-14 14:56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13T14:58:45" calcext:value-type="date">
            <text:p>13-12-14 14:58</text:p>
          </table:table-cell>
          <table:table-cell office:value-type="date" office:date-value="2014-12-13T18:28:32.033" calcext:value-type="date">
            <text:p>13-12-14 18:28</text:p>
          </table:table-cell>
          <table:table-cell office:value-type="string" calcext:value-type="string">
            <text:p>Setting up a closet</text:p>
          </table:table-cell>
          <table:table-cell table:number-columns-repeated="1021"/>
        </table:table-row>
        <table:table-row table:style-name="ro1">
          <table:table-cell office:value-type="date" office:date-value="2014-12-13T18:28:33.655" calcext:value-type="date">
            <text:p>13-12-14 18:28</text:p>
          </table:table-cell>
          <table:table-cell office:value-type="date" office:date-value="2014-12-13T18:49:38.287" calcext:value-type="date">
            <text:p>13-12-14 18:4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13T18:49:40.089" calcext:value-type="date">
            <text:p>13-12-14 18:49</text:p>
          </table:table-cell>
          <table:table-cell office:value-type="date" office:date-value="2014-12-13T20:13:18.42" calcext:value-type="date">
            <text:p>13-12-14 20:13</text:p>
          </table:table-cell>
          <table:table-cell office:value-type="string" calcext:value-type="string">
            <text:p>Setting up a closet</text:p>
          </table:table-cell>
          <table:table-cell table:number-columns-repeated="1021"/>
        </table:table-row>
        <table:table-row table:style-name="ro1">
          <table:table-cell office:value-type="date" office:date-value="2014-12-13T20:13:20.143" calcext:value-type="date">
            <text:p>13-12-14 20:13</text:p>
          </table:table-cell>
          <table:table-cell office:value-type="date" office:date-value="2014-12-13T20:43:18.167" calcext:value-type="date">
            <text:p>13-12-14 20:4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date" office:date-value="2014-12-13T20:58:45.3" calcext:value-type="date">
            <text:p>13-12-14 20:58</text:p>
          </table:table-cell>
          <table:table-cell office:value-type="date" office:date-value="2014-12-13T21:25:07.822" calcext:value-type="date">
            <text:p>13-12-14 21:2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3T21:34:04" calcext:value-type="date">
            <text:p>13-12-14 21:34</text:p>
          </table:table-cell>
          <table:table-cell office:value-type="date" office:date-value="2014-12-13T23:55:55.422" calcext:value-type="date">
            <text:p>13-12-14 23:55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14T09:55:42.899" calcext:value-type="date">
            <text:p>14-12-14 09:55</text:p>
          </table:table-cell>
          <table:table-cell office:value-type="date" office:date-value="2014-12-14T10:24:27.963" calcext:value-type="date">
            <text:p>14-12-14 10:24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2-14T11:04:17.263001" calcext:value-type="date">
            <text:p>14-12-14 11:04</text:p>
          </table:table-cell>
          <table:table-cell office:value-type="date" office:date-value="2014-12-14T11:29:34.221" calcext:value-type="date">
            <text:p>14-12-14 11:29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14T11:29:36.031001" calcext:value-type="date">
            <text:p>14-12-14 11:29</text:p>
          </table:table-cell>
          <table:table-cell office:value-type="date" office:date-value="2014-12-14T11:52:00.933" calcext:value-type="date">
            <text:p>14-12-14 11:5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4T11:52:02.362" calcext:value-type="date">
            <text:p>14-12-14 11:52</text:p>
          </table:table-cell>
          <table:table-cell office:value-type="date" office:date-value="2014-12-14T12:38:34.16" calcext:value-type="date">
            <text:p>14-12-14 12:38</text:p>
          </table:table-cell>
          <table:table-cell/>
          <table:table-cell office:value-type="string" calcext:value-type="string">
            <text:p>SF4</text:p>
          </table:table-cell>
          <table:table-cell table:number-columns-repeated="1020"/>
        </table:table-row>
        <table:table-row table:style-name="ro1">
          <table:table-cell office:value-type="date" office:date-value="2014-12-14T12:38:35.555" calcext:value-type="date">
            <text:p>14-12-14 12:38</text:p>
          </table:table-cell>
          <table:table-cell office:value-type="date" office:date-value="2014-12-14T13:04:43.65" calcext:value-type="date">
            <text:p>14-12-14 13:0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14T13:13:57.42" calcext:value-type="date">
            <text:p>14-12-14 13:13</text:p>
          </table:table-cell>
          <table:table-cell office:value-type="date" office:date-value="2014-12-14T14:48:54.277" calcext:value-type="date">
            <text:p>14-12-14 14:48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2-14T14:54:24.397" calcext:value-type="date">
            <text:p>14-12-14 14:54</text:p>
          </table:table-cell>
          <table:table-cell office:value-type="date" office:date-value="2014-12-14T17:29:30.805001" calcext:value-type="date">
            <text:p>14-12-14 17:29</text:p>
          </table:table-cell>
          <table:table-cell office:value-type="string" calcext:value-type="string">
            <text:p>Setting up a closet</text:p>
          </table:table-cell>
          <table:table-cell table:number-columns-repeated="1021"/>
        </table:table-row>
        <table:table-row table:style-name="ro1">
          <table:table-cell office:value-type="date" office:date-value="2014-12-14T17:39:30.911001" calcext:value-type="date">
            <text:p>14-12-14 17:39</text:p>
          </table:table-cell>
          <table:table-cell office:value-type="date" office:date-value="2014-12-14T17:59:05.022" calcext:value-type="date">
            <text:p>14-12-14 17:59</text:p>
          </table:table-cell>
          <table:table-cell table:number-columns-repeated="8"/>
          <table:table-cell office:value-type="string" calcext:value-type="string">
            <text:p>Potatoes</text:p>
          </table:table-cell>
          <table:table-cell table:number-columns-repeated="1013"/>
        </table:table-row>
        <table:table-row table:style-name="ro1">
          <table:table-cell office:value-type="date" office:date-value="2014-12-14T17:59:06.692" calcext:value-type="date">
            <text:p>14-12-14 17:59</text:p>
          </table:table-cell>
          <table:table-cell office:value-type="date" office:date-value="2014-12-14T18:22:03.764" calcext:value-type="date">
            <text:p>14-12-14 18:2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4T18:22:05.26" calcext:value-type="date">
            <text:p>14-12-14 18:22</text:p>
          </table:table-cell>
          <table:table-cell office:value-type="date" office:date-value="2014-12-14T19:29:14.632" calcext:value-type="date">
            <text:p>14-12-14 19:29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14T19:29:16.634" calcext:value-type="date">
            <text:p>14-12-14 19:29</text:p>
          </table:table-cell>
          <table:table-cell office:value-type="date" office:date-value="2014-12-14T22:58:12" calcext:value-type="date">
            <text:p>14-12-14 22:58</text:p>
          </table:table-cell>
          <table:table-cell office:value-type="string" calcext:value-type="string">
            <text:p>Data Visualization</text:p>
          </table:table-cell>
          <table:table-cell table:number-columns-repeated="1021"/>
        </table:table-row>
        <table:table-row table:style-name="ro1">
          <table:table-cell office:value-type="date" office:date-value="2014-12-15T14:32:27.302" calcext:value-type="date">
            <text:p>15-12-14 14:32</text:p>
          </table:table-cell>
          <table:table-cell office:value-type="date" office:date-value="2014-12-15T15:23:52.909" calcext:value-type="date">
            <text:p>15-12-14 15:23</text:p>
          </table:table-cell>
          <table:table-cell office:value-type="string" calcext:value-type="string">
            <text:p>Design Ethics</text:p>
          </table:table-cell>
          <table:table-cell table:number-columns-repeated="1021"/>
        </table:table-row>
        <table:table-row table:style-name="ro1">
          <table:table-cell office:value-type="date" office:date-value="2014-12-15T15:26:12.863" calcext:value-type="date">
            <text:p>15-12-14 15:26</text:p>
          </table:table-cell>
          <table:table-cell office:value-type="date" office:date-value="2014-12-15T15:38:19.45" calcext:value-type="date">
            <text:p>15-12-14 15:3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5T15:42:17.842001" calcext:value-type="date">
            <text:p>15-12-14 15:42</text:p>
          </table:table-cell>
          <table:table-cell office:value-type="date" office:date-value="2014-12-15T16:00:01.059" calcext:value-type="date">
            <text:p>15-12-14 16:00</text:p>
          </table:table-cell>
          <table:table-cell office:value-type="string" calcext:value-type="string">
            <text:p>Lonnekebakker.com</text:p>
          </table:table-cell>
          <table:table-cell table:number-columns-repeated="1021"/>
        </table:table-row>
        <table:table-row table:style-name="ro1">
          <table:table-cell office:value-type="date" office:date-value="2014-12-15T16:10:13.552" calcext:value-type="date">
            <text:p>15-12-14 16:10</text:p>
          </table:table-cell>
          <table:table-cell office:value-type="date" office:date-value="2014-12-15T17:18:25.188" calcext:value-type="date">
            <text:p>15-12-14 17:18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15T17:18:26.574" calcext:value-type="date">
            <text:p>15-12-14 17:18</text:p>
          </table:table-cell>
          <table:table-cell office:value-type="date" office:date-value="2014-12-15T17:45:55.235" calcext:value-type="date">
            <text:p>15-12-14 17:4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15T17:45:56.715" calcext:value-type="date">
            <text:p>15-12-14 17:45</text:p>
          </table:table-cell>
          <table:table-cell office:value-type="date" office:date-value="2014-12-15T18:05:47.166" calcext:value-type="date">
            <text:p>15-12-14 18:05</text:p>
          </table:table-cell>
          <table:table-cell table:number-columns-repeated="8"/>
          <table:table-cell office:value-type="string" calcext:value-type="string">
            <text:p>Fusilli</text:p>
          </table:table-cell>
          <table:table-cell table:number-columns-repeated="1013"/>
        </table:table-row>
        <table:table-row table:style-name="ro1">
          <table:table-cell office:value-type="date" office:date-value="2014-12-15T18:05:48.586" calcext:value-type="date">
            <text:p>15-12-14 18:05</text:p>
          </table:table-cell>
          <table:table-cell office:value-type="date" office:date-value="2014-12-15T18:24:48.27" calcext:value-type="date">
            <text:p>15-12-14 18:2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5T18:24:49.661001" calcext:value-type="date">
            <text:p>15-12-14 18:24</text:p>
          </table:table-cell>
          <table:table-cell office:value-type="date" office:date-value="2014-12-15T19:02:42.234999" calcext:value-type="date">
            <text:p>15-12-14 19:0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15T19:02:43.993999" calcext:value-type="date">
            <text:p>15-12-14 19:02</text:p>
          </table:table-cell>
          <table:table-cell office:value-type="date" office:date-value="2014-12-15T19:17:53.405" calcext:value-type="date">
            <text:p>15-12-14 19:1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5T19:17:54.928" calcext:value-type="date">
            <text:p>15-12-14 19:17</text:p>
          </table:table-cell>
          <table:table-cell office:value-type="date" office:date-value="2014-12-15T20:08:56.547001" calcext:value-type="date">
            <text:p>15-12-14 20:08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15T20:12:09.555" calcext:value-type="date">
            <text:p>15-12-14 20:12</text:p>
          </table:table-cell>
          <table:table-cell office:value-type="date" office:date-value="2014-12-15T20:32:00.541" calcext:value-type="date">
            <text:p>15-12-14 20:32</text:p>
          </table:table-cell>
          <table:table-cell/>
          <table:table-cell office:value-type="string" calcext:value-type="string">
            <text:p>SF4</text:p>
          </table:table-cell>
          <table:table-cell table:number-columns-repeated="1020"/>
        </table:table-row>
        <table:table-row table:style-name="ro1">
          <table:table-cell office:value-type="date" office:date-value="2014-12-15T20:41:38.443" calcext:value-type="date">
            <text:p>15-12-14 20:41</text:p>
          </table:table-cell>
          <table:table-cell table:style-name="Default"/>
          <table:table-cell table:number-columns-repeated="3"/>
          <table:table-cell office:value-type="string" calcext:value-type="string">
            <text:p>Ethics, technology, and engineering</text:p>
          </table:table-cell>
          <table:table-cell table:number-columns-repeated="1018"/>
        </table:table-row>
        <table:table-row table:style-name="ro1">
          <table:table-cell office:value-type="date" office:date-value="2014-12-16T17:09:41.331" calcext:value-type="date">
            <text:p>16-12-14 17:09</text:p>
          </table:table-cell>
          <table:table-cell office:value-type="date" office:date-value="2014-12-16T17:44:59.13" calcext:value-type="date">
            <text:p>16-12-14 17:44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date" office:date-value="2014-12-16T17:45:02.807" calcext:value-type="date">
            <text:p>16-12-14 17:45</text:p>
          </table:table-cell>
          <table:table-cell office:value-type="date" office:date-value="2014-12-16T18:05:24.274" calcext:value-type="date">
            <text:p>16-12-14 18:0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6T18:08:41.182001" calcext:value-type="date">
            <text:p>16-12-14 18:08</text:p>
          </table:table-cell>
          <table:table-cell table:style-name="Default"/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17T19:42:24.281" calcext:value-type="date">
            <text:p>17-12-14 19:42</text:p>
          </table:table-cell>
          <table:table-cell office:value-type="date" office:date-value="2014-12-17T19:54:16.556" calcext:value-type="date">
            <text:p>17-12-14 19:5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7T19:54:18.112999" calcext:value-type="date">
            <text:p>17-12-14 19:54</text:p>
          </table:table-cell>
          <table:table-cell office:value-type="date" office:date-value="2014-12-17T20:17:11.121" calcext:value-type="date">
            <text:p>17-12-14 20:1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18T18:58:17.383" calcext:value-type="date">
            <text:p>18-12-14 18:58</text:p>
          </table:table-cell>
          <table:table-cell office:value-type="date" office:date-value="2014-12-18T19:25:08.361" calcext:value-type="date">
            <text:p>18-12-14 19:2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date" office:date-value="2014-12-18T19:25:09.868" calcext:value-type="date">
            <text:p>18-12-14 19:25</text:p>
          </table:table-cell>
          <table:table-cell office:value-type="date" office:date-value="2014-12-18T19:38:28.306" calcext:value-type="date">
            <text:p>18-12-14 19:3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date" office:date-value="2014-12-18T19:38:29.798" calcext:value-type="date">
            <text:p>18-12-14 19:38</text:p>
          </table:table-cell>
          <table:table-cell office:value-type="date" office:date-value="2014-12-18T20:07:20.463" calcext:value-type="date">
            <text:p>18-12-14 20:0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date" office:date-value="2014-12-18T20:07:22.161" calcext:value-type="date">
            <text:p>18-12-14 20:07</text:p>
          </table:table-cell>
          <table:table-cell office:value-type="date" office:date-value="2014-12-18T22:24:06.186" calcext:value-type="date">
            <text:p>18-12-14 22:24</text:p>
          </table:table-cell>
          <table:table-cell/>
          <table:table-cell office:value-type="string" calcext:value-type="string">
            <text:p>GW2</text:p>
          </table:table-cell>
          <table:table-cell table:number-columns-repeated="1020"/>
        </table:table-row>
        <table:table-row table:style-name="ro1">
          <table:table-cell office:value-type="date" office:date-value="2014-12-18T22:24:09.361" calcext:value-type="date">
            <text:p>18-12-14 22:24</text:p>
          </table:table-cell>
          <table:table-cell table:style-name="Default"/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-00-0000</text:date>, <text:time style:data-style-name="N2" text:time-value="18:58:06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5:34:07.833000000</meta:creation-date>
    <dc:date>2014-12-18T22:24:11.615000000</dc:date>
    <meta:editing-duration>P26DT17H5M39S</meta:editing-duration>
    <meta:editing-cycles>391</meta:editing-cycles>
    <meta:generator>LibreOffice/4.3.4.1$Windows_x86 LibreOffice_project/bc356b2f991740509f321d70e4512a6a54c5f243</meta:generator>
    <meta:document-statistic meta:table-count="1" meta:cell-count="791" meta:object-count="0"/>
  </office:meta>
</office:document-meta>
</file>